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6d5b3" officeooo:paragraph-rsid="0006d5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>Name: Vikram Singh Chandel</text:p>
      <text:p text:style-name="P1">Roll No.: 17304002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1:24:04.294350587</meta:creation-date>
    <dc:date>2017-10-14T11:31:40.743291617</dc:date>
    <meta:editing-duration>PT7M37S</meta:editing-duration>
    <meta:editing-cycles>1</meta:editing-cycles>
    <meta:document-statistic meta:table-count="0" meta:image-count="0" meta:object-count="0" meta:page-count="1" meta:paragraph-count="3" meta:word-count="9" meta:character-count="57" meta:non-whitespace-character-count="51"/>
    <meta:generator>LibreOffice/5.1.6.2$Linux_X86_64 LibreOffice_project/10m0$Build-2</meta:generator>
  </office:meta>
</office:document-meta>
</file>